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officeooo:rsid="0009bf21" officeooo:paragraph-rsid="0009bf21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a5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4">Год 2142</text:p>
      <text:p text:style-name="P4"><text:span text:style-name="T3">&lt;</text:span>14-е мая<text:span text:style-name="T3">&gt;</text:span> — Селестия поручает Твайлайт Спаркл изучить проблему исчезновения пони и кошмаров пегасов.</text:p>
      <text:p text:style-name="P4"/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<text:span text:style-name="T1">18</text:span>-е мая — вызов Анона в Эквестрию. Гибель Кимеринна</text:p>
      <text:p text:style-name="P1">25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0:39.16</meta:creation-date>
    <dc:date>2017-06-26T18:38:24.493148940</dc:date>
    <meta:editing-duration>PT11M5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81" meta:character-count="1866" meta:non-whitespace-character-count="1589"/>
  </office:meta>
</office:document-meta>
</file>